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counting 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Debit</text:p>
          </table:table-cell>
        </table:table-row>
        <table:table-row table:style-name="ro1">
          <table:table-cell office:value-type="date" office:date-value="2025-01-05" calcext:value-type="date">
            <text:p>05/01/25</text:p>
          </table:table-cell>
          <table:table-cell table:formula="of:=[.A2]" office:value-type="date" office:date-value="2025-01-05" calcext:value-type="date">
            <text:p>05/01/25</text:p>
          </table:table-cell>
          <table:table-cell office:value-type="string" calcext:value-type="string">
            <text:p>VIR Free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date" office:date-value="2025-01-13" calcext:value-type="date">
            <text:p>13/01/25</text:p>
          </table:table-cell>
          <table:table-cell office:value-type="string" calcext:value-type="string">
            <text:p>VIR INC Client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25-01-18" calcext:value-type="date">
            <text:p>18/01/25</text:p>
          </table:table-cell>
          <table:table-cell table:formula="of:=[.A4]" office:value-type="date" office:date-value="2025-01-18" calcext:value-type="date">
            <text:p>18/01/25</text:p>
          </table:table-cell>
          <table:table-cell office:value-type="string" calcext:value-type="string">
            <text:p>PRLV SFR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5-01-26" calcext:value-type="date">
            <text:p>26/01/25</text:p>
          </table:table-cell>
          <table:table-cell table:formula="of:=[.A5]" office:value-type="date" office:date-value="2025-01-26" calcext:value-type="date">
            <text:p>26/01/25</text:p>
          </table:table-cell>
          <table:table-cell office:value-type="string" calcext:value-type="string">
            <text:p>VIR Payable</text:p>
          </table:table-cell>
          <table:table-cell/>
          <table:table-cell office:value-type="float" office:value="7500" calcext:value-type="float">
            <text:p>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3:22:49.206615505</meta:creation-date>
    <dc:date>2025-09-17T13:28:43.099276719</dc:date>
    <meta:editing-duration>PT5M54S</meta:editing-duration>
    <meta:editing-cycles>1</meta:editing-cycles>
    <meta:document-statistic meta:table-count="1" meta:cell-count="21" meta:object-count="0"/>
    <meta:generator>LibreOffice/25.8.1.1$Linux_X86_64 LibreOffice_project/580$Build-1</meta:generator>
  </office:meta>
</office:document-meta>
</file>